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640000004B0F5E1653942D8576F.png" manifest:media-type="image/png"/>
  <manifest:file-entry manifest:full-path="Pictures/TablePreview4.svm" manifest:media-type="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>
      <style:graphic-properties style:protect="siz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5.437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outline1">
      <style:graphic-properties fo:min-height="14.113cm"/>
    </style:style>
    <style:style style:name="pr7" style:family="presentation" style:parent-style-name="oranssi-outline1">
      <style:graphic-properties fo:min-height="14.971cm"/>
    </style:style>
    <style:style style:name="pr8" style:family="presentation" style:parent-style-name="oranssi-outline1">
      <style:graphic-properties fo:min-height="15.191cm"/>
    </style:style>
    <style:style style:name="pr9" style:family="presentation" style:parent-style-name="oranssi-outline1">
      <style:graphic-properties fo:min-height="14.503cm"/>
    </style:style>
    <style:style style:name="co1" style:family="table-column">
      <style:table-column-properties style:column-width="2.655cm" style:use-optimal-column-width="false"/>
    </style:style>
    <style:style style:name="co2" style:family="table-column">
      <style:table-column-properties style:column-width="2.656cm" style:use-optimal-column-width="false"/>
    </style:style>
    <style:style style:name="ro1" style:family="table-row">
      <style:table-row-properties style:row-height="1.286cm"/>
    </style:style>
    <style:style style:name="ro2" style:family="table-row">
      <style:table-row-properties style:row-height="0cm"/>
    </style:style>
    <style:style style:name="ce1" style:family="table-cell">
      <loext:graphic-properties draw:fill="solid" draw:fill-color="#ffffff" draw:textarea-vertical-align="middle"/>
      <style:paragraph-properties fo:text-align="center" fo:border="0.03pt solid #000000"/>
    </style:style>
    <style:style style:name="ce2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4pt" style:font-size-asian="14pt" style:font-size-complex="14pt"/>
    </style:style>
    <style:style style:name="ce3" style:family="table-cell">
      <loext:graphic-properties draw:fill="solid" draw:fill-color="#ffffff"/>
      <style:paragraph-properties fo:border="0.03pt solid #000000"/>
    </style:style>
    <style:style style:name="ce4" style:family="table-cell">
      <loext:graphic-properties draw:fill="solid" draw:fill-color="#ffffff"/>
      <style:paragraph-properties fo:text-align="center" fo:border="0.03pt solid #000000"/>
      <style:text-properties style:font-name="FreeMono" fo:font-size="30pt" style:font-size-asian="30pt" style:font-size-complex="30pt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text-properties style:font-name="FreeMono" fo:font-weight="bold" style:font-weight-asian="bold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1.2cm" fo:margin-right="0cm" fo:margin-top="0cm" fo:margin-bottom="0.5cm" fo:text-indent="0cm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style:font-name="FreeMono" fo:font-size="26pt" fo:font-weight="bold" style:font-size-asian="26pt" style:font-weight-asian="bold" style:font-size-complex="26pt" style:font-weight-complex="bold"/>
    </style:style>
    <style:style style:name="T8" style:family="text">
      <style:text-properties style:font-name="FreeMono" fo:font-size="26pt" fo:font-weight="normal" style:font-size-asian="26pt" style:font-weight-asian="normal" style:font-size-complex="26pt" style:font-weight-complex="normal"/>
    </style:style>
    <style:style style:name="T9" style:family="text">
      <style:text-properties style:font-name="FreeMono" fo:font-weight="normal" style:font-weight-asian="normal" style:font-weight-complex="normal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style:font-name="FreeMono" fo:font-size="30pt" style:font-size-asian="30pt" style:font-size-complex="30pt"/>
    </style:style>
    <style:style style:name="T13" style:family="text">
      <style:text-properties style:font-name="FreeMono"/>
    </style:style>
    <style:style style:name="T14" style:family="text">
      <style:text-properties style:font-name="FreeMono" fo:font-size="22pt" fo:font-weight="bold" style:font-size-asian="22pt" style:font-weight-asian="bold" style:font-size-complex="22pt" style:font-weight-complex="bold"/>
    </style:style>
    <style:style style:name="T15" style:family="text">
      <style:text-properties style:font-name="FreeMono" fo:font-size="22pt" fo:font-weight="normal" style:font-size-asian="22pt" style:font-weight-asian="normal" style:font-size-complex="22pt" style:font-weight-complex="normal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style:font-name="FreeMono" fo:font-size="22pt" style:font-size-asian="22pt" style:font-size-complex="22pt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style:font-name="FreeMono" fo:font-size="26pt" style:font-size-asian="26pt" style:font-size-complex="26pt"/>
    </style:style>
    <style:style style:name="T20" style:family="text">
      <style:text-properties style:font-name="FreeMono" fo:font-size="20pt" style:font-size-asian="20pt" style:font-size-complex="20pt"/>
    </style:style>
    <style:style style:name="T21" style:family="text">
      <style:text-properties fo:font-size="2pt" style:font-size-asian="2pt" style:font-size-complex="2pt"/>
    </style:style>
    <style:style style:name="T22" style:family="text">
      <style:text-properties style:font-name="FreeMono" fo:font-size="2pt" style:font-size-asian="2pt" style:font-size-complex="2pt"/>
    </style:style>
    <style:style style:name="T23" style:family="text">
      <style:text-properties fo:font-size="28pt" style:font-size-asian="28pt" style:font-size-complex="28pt"/>
    </style:style>
    <style:style style:name="T24" style:family="text">
      <style:text-properties style:font-name="FreeMono" fo:font-size="28pt" style:font-size-asian="28pt" style:font-size-complex="28pt"/>
    </style:style>
    <style:style style:name="T25" style:family="text">
      <style:text-properties style:font-name="FreeMono" fo:font-size="21pt" style:font-size-asian="21pt" style:font-size-complex="2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</text:span><text:span text:style-name="T1">ng</text:span><text:span text:style-name="T1">ua</text:span><text:span text:style-name="T1">ge</text:span><text:span text:style-name="T1">ns </text:span><text:span text:style-name="T1">de </text:span><text:span text:style-name="T1">Pr</text:span><text:span text:style-name="T1">og</text:span><text:span text:style-name="T1">ra</text:span><text:span text:style-name="T1">m</text:span><text:span text:style-name="T1">aç</text:span><text:span text:style-name="T1">ão </text:span><text:span text:style-name="T1">1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</text:span><text:span text:style-name="T2">nci</text:span><text:span text:style-name="T2">sco </text:span><text:span text:style-name="T2">San</text:span><text:span text:style-name="T2">t'An</text:span><text:span text:style-name="T2">na</text:span></text:p>
            <text:p text:style-name="P2"><text:span text:style-name="T3">Sala </text:span><text:span text:style-name="T3">6020</text:span><text:span text:style-name="T3">-B</text:span></text:p>
            <text:p text:style-name="P2"><text:span text:style-name="T4">fran</text:span><text:span text:style-name="T4">cisc</text:span><text:span text:style-name="T4">o@im</text:span><text:span text:style-name="T4">e.ue</text:span><text:span text:style-name="T4">rj.b</text:span><text:span text:style-name="T4">r</text:span></text:p>
            <text:p text:style-name="P2"><text:span text:style-name="T5"/></text:p>
            <text:p text:style-name="P2"><text:span text:style-name="T6">http:</text:span><text:span text:style-name="T6">//</text:span><text:span text:style-name="T6">githu</text:span><text:span text:style-name="T6">b.com</text:span><text:span text:style-name="T6">/</text:span><text:span text:style-name="T6">fsant</text:span><text:span text:style-name="T6">anna-</text:span><text:span text:style-name="T6">uerj/</text:span><text:span text:style-name="T6">LP1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5.437cm" svg:x="1.4cm" svg:y="7.072cm" presentation:class="title" presentation:user-transformed="true">
          <draw:text-box>
            <text:p>Vetores<text:line-break/>Arrays<text:line-break/>Strings</text:p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Vetores</text:p>
          </draw:text-box>
        </draw:frame>
        <draw:frame presentation:style-name="pr6" draw:text-style-name="P6" draw:layer="layout" svg:width="25.199cm" svg:height="14.113cm" svg:x="1.4cm" svg:y="6.014cm" presentation:class="outline" presentation:user-transformed="true">
          <draw:text-box>
            <text:list text:style-name="L2">
              <text:list-header>
                <text:p xml:id="id1" text:id="id1"><text:span text:style-name="T7">int</text:span><text:span text:style-name="T8"> xs[4];</text:span></text:p>
                <text:p xml:id="id2" text:id="id2"><text:span text:style-name="T7">int</text:span><text:span text:style-name="T8"> ys[4];</text:span></text:p>
                <text:p><text:span text:style-name="T9"/></text:p>
                <text:p xml:id="id4" text:id="id4"><text:span text:style-name="T8">printf(“%p %p\n”, &amp;xs, &amp;ys);</text:span></text:p>
                <text:p><text:span text:style-name="T9"/></text:p>
                <text:p xml:id="id5" text:id="id5"><text:span text:style-name="T8">printf(“%p %p %p %p %p %p\n”,</text:span></text:p>
                <text:p xml:id="id6" text:id="id6"><text:span text:style-name="T8"><text:s text:c="8"/></text:span><text:span text:style-name="T8">xs,xs+0,xs+1,xs+2,xs+3,xs+4);</text:span></text:p>
              </text:list-header>
            </text:list>
          </draw:text-box>
        </draw:frame>
        <draw:frame draw:style-name="standard" xml:id="id3" draw:id="id3" draw:layer="layout" svg:width="7.965cm" svg:height="9.205cm" svg:x="19.767cm" svg:y="4.68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10">endereço</text:span></text:p>
              </table:table-cell>
              <table:table-cell table:style-name="ce2">
                <text:p text:style-name="P7"><text:span text:style-name="T10">id</text:span></text:p>
              </table:table-cell>
              <table:table-cell>
                <text:p text:style-name="P7"><text:span text:style-name="T11">valor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2">xs</text:span></text:p>
              </table:table-cell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>
                <text:p text:style-name="P7"><text:span text:style-name="T12">ys</text:span></text:p>
              </table:table-cell>
              <table:table-cell/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2">...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Vetores</text:p>
          </draw:text-box>
        </draw:frame>
        <draw:frame presentation:style-name="pr6" draw:text-style-name="P6" draw:layer="layout" svg:width="25.199cm" svg:height="14.113cm" svg:x="1.4cm" svg:y="6.014cm" presentation:class="outline" presentation:user-transformed="true">
          <draw:text-box>
            <text:list text:style-name="L2">
              <text:list-header>
                <text:p xml:id="id7" text:id="id7"><text:span text:style-name="T7">int</text:span><text:span text:style-name="T8"> xs[4];</text:span></text:p>
                <text:p xml:id="id8" text:id="id8"><text:span text:style-name="T7">int</text:span><text:span text:style-name="T8"> ys[4];</text:span></text:p>
                <text:p><text:span text:style-name="T9"/></text:p>
                <text:p xml:id="id10" text:id="id10"><text:span text:style-name="T8">*(xs+3) = 10; // xs[3]=10</text:span></text:p>
                <text:p xml:id="id11" text:id="id11"><text:span text:style-name="T8">printf(“%d\n”, xs[3]);</text:span></text:p>
                <text:p><text:span text:style-name="T8"/></text:p>
                <text:p xml:id="id12" text:id="id12"><text:span text:style-name="T8">printf(“%p %p\n”, (xs+3), &amp;xs[3]);</text:span></text:p>
                <text:p xml:id="id13" text:id="id13"><text:span text:style-name="T8">scanf(“%d”, &amp;xs[1]);</text:span></text:p>
                <text:p><text:span text:style-name="T8"/></text:p>
              </text:list-header>
            </text:list>
          </draw:text-box>
        </draw:frame>
        <draw:frame draw:style-name="Default_5f_1" xml:id="id9" draw:id="id9" draw:layer="layout" svg:width="7.965cm" svg:height="9.205cm" svg:x="19.767cm" svg:y="4.68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10">endereço</text:span></text:p>
              </table:table-cell>
              <table:table-cell table:style-name="ce2">
                <text:p text:style-name="P7"><text:span text:style-name="T10">id</text:span></text:p>
              </table:table-cell>
              <table:table-cell>
                <text:p text:style-name="P7"><text:span text:style-name="T11">valor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2">xs</text:span></text:p>
              </table:table-cell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>
                <text:p text:style-name="P7"><text:span text:style-name="T12">ys</text:span></text:p>
              </table:table-cell>
              <table:table-cell/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2">...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rrays</text:p>
          </draw:text-box>
        </draw:frame>
        <draw:frame presentation:style-name="pr7" draw:layer="layout" svg:width="25.199cm" svg:height="14.971cm" svg:x="1.4cm" svg:y="4.914cm" presentation:class="outline" presentation:user-transformed="true">
          <draw:text-box>
            <text:list text:style-name="L2">
              <text:list-item>
                <text:p>Vetor: array de dimensão 1</text:p>
                <text:list>
                  <text:list-item>
                    <text:p><text:span text:style-name="T13">int vs[2];</text:span></text:p>
                  </text:list-item>
                </text:list>
              </text:list-item>
              <text:list-item>
                <text:p>C também suporta arrays de múltiplas dimensões</text:p>
                <text:list>
                  <text:list-item>
                    <text:p><text:span text:style-name="T13">int vs[3][2];</text:span></text:p>
                  </text:list-item>
                  <text:list-item>
                    <text:p>3 linhas e 2 colun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rrays</text:p>
          </draw:text-box>
        </draw:frame>
        <draw:frame presentation:style-name="pr6" draw:text-style-name="P6" draw:layer="layout" svg:width="25.199cm" svg:height="14.113cm" svg:x="-0.7cm" svg:y="6.014cm" presentation:class="outline" presentation:user-transformed="true">
          <draw:text-box>
            <text:list text:style-name="L2">
              <text:list-header>
                <text:p xml:id="id14" text:id="id14"><text:span text:style-name="T14">int</text:span><text:span text:style-name="T15"> vs[3][2] = { {1,2},{3,4},{5,6} };</text:span></text:p>
                <text:p xml:id="id16" text:id="id16"><text:span text:style-name="T14">printf</text:span><text:span text:style-name="T15">(“%d %d\n”, vs[0][1], vs[1][0]);</text:span></text:p>
                <text:p xml:id="id17" text:id="id17"><text:span text:style-name="T14">printf</text:span><text:span text:style-name="T15">(“%p %p\n”, &amp;vs, &amp;vs[0][0]);</text:span></text:p>
                <text:p xml:id="id18" text:id="id18"><text:span text:style-name="T14">printf</text:span><text:span text:style-name="T15">(“%p\n”, <text:s text:c="8"/>&amp;vs[0][1]);</text:span></text:p>
                <text:p xml:id="id19" text:id="id19"><text:span text:style-name="T14">printf</text:span><text:span text:style-name="T15">(“%p\n”, <text:s text:c="8"/>&amp;vs[1][0]);</text:span></text:p>
                <text:p><text:span text:style-name="T15"/></text:p>
              </text:list-header>
            </text:list>
          </draw:text-box>
        </draw:frame>
        <draw:frame draw:style-name="standard" xml:id="id15" draw:id="id15" draw:layer="layout" svg:width="7.965cm" svg:height="9.205cm" svg:x="19.685cm" svg:y="4.68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10">endereço</text:span></text:p>
              </table:table-cell>
              <table:table-cell table:style-name="ce2">
                <text:p text:style-name="P7"><text:span text:style-name="T10">id</text:span></text:p>
              </table:table-cell>
              <table:table-cell>
                <text:p text:style-name="P7"><text:span text:style-name="T11">valor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2">vs</text:span></text:p>
              </table:table-cell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1" table:default-cell-style-name="ce3">
              <table:table-cell/>
              <table:table-cell table:style-name="ce4"/>
              <table:table-cell/>
            </table:table-row>
          </table:table>
          <draw:image xlink:href="Pictures/TablePreview3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6.1</text:p>
          </draw:text-box>
        </draw:frame>
        <draw:frame presentation:style-name="pr8" draw:layer="layout" svg:width="25.199cm" svg:height="15.714cm" svg:x="1.4cm" svg:y="4.914cm" presentation:class="outline" presentation:user-transformed="true">
          <draw:text-box>
            <text:list text:style-name="L2">
              <text:list-item>
                <text:p><text:span text:style-name="T16">Crie um vetor de tamanho máximo fixo na função </text:span><text:span text:style-name="T17">main, ex:</text:span></text:p>
                <text:list>
                  <text:list-item>
                    <text:p><text:span text:style-name="T17">int vec[100];</text:span></text:p>
                  </text:list-item>
                </text:list>
              </text:list-item>
              <text:list-item>
                <text:p><text:span text:style-name="T16">Crie uma função </text:span><text:span text:style-name="T17">preenche</text:span><text:span text:style-name="T16"> que receba um vetor </text:span><text:span text:style-name="T17">xs</text:span><text:span text:style-name="T16"> de inteiros, uma </text:span><text:span text:style-name="T16">quantidade </text:span><text:span text:style-name="T17">n</text:span><text:span text:style-name="T16"> e preencha o vetor </text:span><text:span text:style-name="T17">xs</text:span><text:span text:style-name="T16"> com </text:span><text:span text:style-name="T17">n</text:span><text:span text:style-name="T16"> números lidos do teclado.</text:span></text:p>
                <text:list>
                  <text:list-item>
                    <text:p><text:span text:style-name="T17">void preenche (int* xs, int n);</text:span></text:p>
                  </text:list-item>
                </text:list>
              </text:list-item>
              <text:list-item>
                <text:p><text:span text:style-name="T16">Crie uma função </text:span><text:span text:style-name="T17">media</text:span><text:span text:style-name="T16"> que receba um vetor </text:span><text:span text:style-name="T17">xs</text:span><text:span text:style-name="T16">, a quantidade de </text:span><text:span text:style-name="T16">elementos </text:span><text:span text:style-name="T17">n</text:span><text:span text:style-name="T16"> no vetor </text:span><text:span text:style-name="T17">xs</text:span><text:span text:style-name="T16"> e retorne a média entre todos os valores do </text:span><text:span text:style-name="T16">vetor.</text:span></text:p>
              </text:list-item>
              <text:list-item>
                <text:p><text:span text:style-name="T16">Dentro das funções, use a notação de ponteiros em vez da de índices (‘*’ </text:span><text:span text:style-name="T16">vs ‘[]’)</text:span></text:p>
              </text:list-item>
              <text:list-item>
                <text:p><text:span text:style-name="T16">Crie um programa que leia um número e preencha o vetor </text:span><text:span text:style-name="T17">vec</text:span><text:span text:style-name="T16"> com essa </text:span><text:span text:style-name="T16">quantidade de elementos e em seguida calcule a média dos valores do </text:span><text:span text:style-name="T16">vetor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6.2</text:p>
          </draw:text-box>
        </draw:frame>
        <draw:frame presentation:style-name="pr7" draw:layer="layout" svg:width="25.199cm" svg:height="14.971cm" svg:x="1.4cm" svg:y="4.914cm" presentation:class="outline" presentation:user-transformed="true">
          <draw:text-box>
            <text:list text:style-name="L2">
              <text:list-item>
                <text:p><text:span text:style-name="T18">Crie uma função </text:span><text:span text:style-name="T19">preenche</text:span><text:span text:style-name="T18"> que receba um array </text:span><text:span text:style-name="T18">bidimensional </text:span><text:span text:style-name="T19">arr</text:span><text:span text:style-name="T18"> de inteiros com uma dimensão fixa </text:span><text:span text:style-name="T18">(</text:span><text:span text:style-name="T17">LxC</text:span><text:span text:style-name="T18">), e preencha o array com </text:span><text:span text:style-name="T19">l*c</text:span><text:span text:style-name="T18"> números lidos do </text:span><text:span text:style-name="T18">teclado, ex:</text:span></text:p>
                <text:list>
                  <text:list-item>
                    <text:p><text:span text:style-name="T20">void preenche (int arr[L][C], int l, int c);</text:span></text:p>
                  </text:list-item>
                </text:list>
                <text:p><text:span text:style-name="T21"/></text:p>
              </text:list-item>
              <text:list-item>
                <text:p><text:span text:style-name="T18">Crie uma função </text:span><text:span text:style-name="T19">media</text:span><text:span text:style-name="T18"> que receba um array </text:span><text:span text:style-name="T18">bidimensional </text:span><text:span text:style-name="T19">arr</text:span><text:span text:style-name="T18">, a quantidade de linhas </text:span><text:span text:style-name="T19">l</text:span><text:span text:style-name="T18">, a quantidade </text:span><text:span text:style-name="T18">de colunas </text:span><text:span text:style-name="T19">c</text:span><text:span text:style-name="T18"> ,e retorne a média entre todos os valores do </text:span><text:span text:style-name="T18">array, ex:</text:span></text:p>
                <text:list>
                  <text:list-item>
                    <text:p><text:span text:style-name="T20">float media (int arr[L][C], int l, int c);</text:span></text:p>
                    <text:p><text:span text:style-name="T22"/></text:p>
                  </text:list-item>
                </text:list>
              </text:list-item>
              <text:list-item>
                <text:p><text:span text:style-name="T19">L</text:span><text:span text:style-name="T18"> e </text:span><text:span text:style-name="T19">C</text:span><text:span text:style-name="T18"> devem ser constantes quaisqu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6.3</text:p>
          </draw:text-box>
        </draw:frame>
        <draw:frame presentation:style-name="pr9" draw:layer="layout" svg:width="25.199cm" svg:height="14.503cm" svg:x="1.4cm" svg:y="4.914cm" presentation:class="outline" presentation:user-transformed="true">
          <draw:text-box>
            <text:list text:style-name="L2">
              <text:list-item>
                <text:p>Crie uma <text:span text:style-name="T19">struct</text:span> para guardar um ponto no espaço bi-dimensional com dois inteiros x e y.</text:p>
              </text:list-item>
              <text:list-item>
                <text:p>Crie uma função para preencher 1 ponto.</text:p>
              </text:list-item>
              <text:list-item>
                <text:p>Na <text:span text:style-name="T19">main</text:span>, crie um vetor com dez pontos.</text:p>
              </text:list-item>
              <text:list-item>
                <text:p>Crie uma função para preencher um vetor de pontos.</text:p>
              </text:list-item>
              <text:list-item>
                <text:p>Crie uma função que receba um vetor de pontos e retorne o ponto mais distante de (0,0)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ings</text:p>
          </draw:text-box>
        </draw:frame>
        <draw:frame presentation:style-name="pr6" draw:text-style-name="P6" draw:layer="layout" svg:width="26.332cm" svg:height="14.113cm" svg:x="1.4cm" svg:y="6.014cm" presentation:class="outline" presentation:user-transformed="true">
          <draw:text-box>
            <text:list text:style-name="L2">
              <text:list-header>
                <text:p xml:id="id20" text:id="id20"><text:span text:style-name="T7">char</text:span><text:span text:style-name="T8"> s1[] = “abc”;</text:span></text:p>
                <text:p xml:id="id21" text:id="id21"><text:span text:style-name="T7">char</text:span><text:span text:style-name="T8"> s2[] = “def”;</text:span></text:p>
                <text:p><text:span text:style-name="T8"/></text:p>
                <text:p xml:id="id23" text:id="id23"><text:span text:style-name="T7">printf</text:span><text:span text:style-name="T8">(“%s/%s\n”, s1, s2);</text:span></text:p>
                <text:p><text:span text:style-name="T8"/></text:p>
                <text:p xml:id="id24" text:id="id24"><text:span text:style-name="T7">printf</text:span><text:span text:style-name="T8">(“%d\n”, </text:span><text:span text:style-name="T7">strlen</text:span><text:span text:style-name="T8">(s1));</text:span></text:p>
                <text:p><text:span text:style-name="T8"/></text:p>
                <text:p xml:id="id25" text:id="id25"><text:span text:style-name="T7">printf</text:span><text:span text:style-name="T8">(“%d %d %d %d %d\n”,</text:span></text:p>
                <text:p xml:id="id26" text:id="id26"><text:span text:style-name="T8"><text:s text:c="7"/></text:span><text:span text:style-name="T8">s1[0],s1[1],s1[2],s1[3],s1[4]);</text:span></text:p>
              </text:list-header>
            </text:list>
          </draw:text-box>
        </draw:frame>
        <draw:frame draw:style-name="Default_5f_1" xml:id="id22" draw:id="id22" draw:layer="layout" svg:width="7.965cm" svg:height="9.205cm" svg:x="19.767cm" svg:y="4.68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10">endereço</text:span></text:p>
              </table:table-cell>
              <table:table-cell table:style-name="ce2">
                <text:p text:style-name="P7"><text:span text:style-name="T10">id</text:span></text:p>
              </table:table-cell>
              <table:table-cell>
                <text:p text:style-name="P7"><text:span text:style-name="T11">valor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2">s1</text:span></text:p>
              </table:table-cell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1" table:default-cell-style-name="ce3">
              <table:table-cell/>
              <table:table-cell table:style-name="ce4"/>
              <table:table-cell/>
            </table:table-row>
          </table:table>
          <draw:image xlink:href="Pictures/TablePreview4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ings</text:p>
          </draw:text-box>
        </draw:frame>
        <draw:frame presentation:style-name="pr6" draw:text-style-name="P6" draw:layer="layout" svg:width="26.332cm" svg:height="14.113cm" svg:x="1.4cm" svg:y="6.015cm" presentation:class="outline" presentation:user-transformed="true">
          <draw:text-box>
            <text:list text:style-name="L2">
              <text:list-header>
                <text:p xml:id="id27" text:id="id27"><text:span text:style-name="T7">char</text:span><text:span text:style-name="T8"> s1[] = “abc”;</text:span></text:p>
                <text:p><text:span text:style-name="T8"/></text:p>
                <text:p xml:id="id28" text:id="id28"><text:span text:style-name="T7">char</text:span><text:span text:style-name="T8"> s2[4];</text:span></text:p>
                <text:p xml:id="id29" text:id="id29" text:style-name="P9"><text:span text:style-name="T7">char</text:span><text:span text:style-name="T8"> s2[0] = ‘a’;</text:span></text:p>
                <text:p xml:id="id30" text:id="id30" text:style-name="P9"><text:span text:style-name="T7">char</text:span><text:span text:style-name="T8"> s2[1] = ‘b’;</text:span></text:p>
                <text:p xml:id="id31" text:id="id31" text:style-name="P9"><text:span text:style-name="T7">char</text:span><text:span text:style-name="T8"> s2[2] = ‘c’;</text:span></text:p>
                <text:p xml:id="id32" text:id="id32" text:style-name="P9"><text:span text:style-name="T7">char</text:span><text:span text:style-name="T8"> s2[3] = ‘\0’; // 0</text:span></text:p>
                <text:p text:style-name="P9"><text:span text:style-name="T8"/></text:p>
                <text:p xml:id="id33" text:id="id33"><text:span text:style-name="T7">printf</text:span><text:span text:style-name="T8">(“%s/%s\n”, s1, s2);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6.4</text:p>
          </draw:text-box>
        </draw:frame>
        <draw:frame presentation:style-name="pr9" draw:layer="layout" svg:width="25.199cm" svg:height="14.503cm" svg:x="1.4cm" svg:y="5.514cm" presentation:class="outline" presentation:user-transformed="true">
          <draw:text-box>
            <text:list text:style-name="L2">
              <text:list-item>
                <text:p xml:id="id34" text:id="id34"><text:span text:style-name="T23">Implementar a função </text:span><text:span text:style-name="T24">strlen2</text:span><text:span text:style-name="T23">:</text:span></text:p>
                <text:list>
                  <text:list-item>
                    <text:p xml:id="id35" text:id="id35"><text:span text:style-name="T18">Recebe uma string</text:span></text:p>
                  </text:list-item>
                  <text:list-item>
                    <text:p xml:id="id36" text:id="id36"><text:span text:style-name="T18">Retorna a quantidades de caracteres da string</text:span></text:p>
                  </text:list-item>
                  <text:list-item>
                    <text:p xml:id="id37" text:id="id37"><text:span text:style-name="T17">int strlen2 (char* str);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6.5</text:p>
          </draw:text-box>
        </draw:frame>
        <draw:frame presentation:style-name="pr9" draw:layer="layout" svg:width="25.199cm" svg:height="14.503cm" svg:x="1.4cm" svg:y="5.514cm" presentation:class="outline" presentation:user-transformed="true">
          <draw:text-box>
            <text:list text:style-name="L2">
              <text:list-item>
                <text:p xml:id="id38" text:id="id38"><text:span text:style-name="T23">Implementar a função </text:span><text:span text:style-name="T24">strjoin2</text:span><text:span text:style-name="T23">:</text:span></text:p>
                <text:list>
                  <text:list-item>
                    <text:p xml:id="id39" text:id="id39"><text:span text:style-name="T18">Recebe uma string de destino</text:span></text:p>
                  </text:list-item>
                  <text:list-item>
                    <text:p xml:id="id40" text:id="id40"><text:span text:style-name="T18">Recebe duas strings de origem</text:span></text:p>
                  </text:list-item>
                  <text:list-item>
                    <text:p xml:id="id41" text:id="id41"><text:span text:style-name="T18">Junta em destino as duas strings de origem</text:span></text:p>
                    <text:list>
                      <text:list-item>
                        <text:p xml:id="id42" text:id="id42"><text:span text:style-name="T18">(apagando o conteúdo de destino, se houver)</text:span></text:p>
                      </text:list-item>
                    </text:list>
                  </text:list-item>
                  <text:list-item>
                    <text:p xml:id="id43" text:id="id43"><text:span text:style-name="T18">Deve usar a </text:span><text:span text:style-name="T19">strlen2</text:span></text:p>
                  </text:list-item>
                  <text:list-item>
                    <text:p xml:id="id44" text:id="id44"><text:span text:style-name="T25">void strjoin2 (char* d, char* o1, char* o2);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1165</meta:editing-cycles>
    <meta:editing-duration>P62DT17H28M17S</meta:editing-duration>
    <meta:initial-creator>chico </meta:initial-creator>
    <dc:date>2019-04-17T16:58:40.815030030</dc:date>
    <meta:document-statistic meta:object-count="9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